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metal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seldom ever happened. The sentinals on board held all the chips. It wasn't possible. But some crews tried it anyway. This one looked... .successful? </text:p>
      <text:p text:style-name="P7"><text:soft-page-break/></text:p>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hiding all those years. What the puzzle was about. He'd found the lock. But where was the key? </text:p>
      <text:p text:style-name="P7"/>
      <text:p text:style-name="P7">He loaded his tools and took the backside accessway to the surface, far away from the blind eyes of the sentinal. </text:p>
      <text:p text:style-name="P7"/>
      <text:p text:style-name="P7">When he reached the outer hull of the ship. The sun had set, and firelake was glowing in the afterdusk. Huge reefs of red and blue bioluminecient aquatic ferns were drawing in the tons of nitrogen they fixed from the water. He could smell the odd ozone smell of it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 heavily on his father's generosity, well it was clear until he passed his startup that he couldn't go home. <text:line-break/><text:line-break/>“Makes going to the Kastligar library rather awkward.” His father would hear about it. Daginal worried what his father thought of him. “I'm trying Dad. To make you proud. Just can't seem to catch a break.” </text:p>
      <text:p text:style-name="P7"/>
      <text:p text:style-name="P7">With a sense of entitlement, and dread he strode into the Kasligar Family Library. It was a three tiered panopticon with an enormous statue of a man and a woman at the center. The man's outstreched arm was holding a tool- which arced against and engine in flight. His eyes read a book his other arm reached to hold the hand of his partner who held a female child upright. The child had books and a colodex reader circling her head like a halo. Lastly a boy child stood knee deep in the fruits of <text:soft-page-break/>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Then wound round the first tier into the childrens wing. 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text:soft-page-break/>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oft-page-break/><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text:soft-pag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27T13:06:03.92</dc:date>
    <dc:creator>Blake Stanger</dc:creator>
    <meta:editing-duration>P21DT15H19M36S</meta:editing-duration>
    <meta:editing-cycles>317</meta:editing-cycles>
    <meta:generator>OpenOffice/4.1.11$Win32 OpenOffice.org_project/4111m1$Build-9808</meta:generator>
    <meta:document-statistic meta:table-count="0" meta:image-count="2" meta:object-count="0" meta:page-count="142" meta:paragraph-count="1360" meta:word-count="63648" meta:character-count="346769"/>
  </office:meta>
</office:document-meta>
</file>